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ercle left"&gt;&lt;/div&gt;<text:line-break/>&lt;div class="cercle right"&gt;&lt;/div&gt;<text:line-break/>&lt;div class="barre"&gt;&lt;/div&gt;<text:line-break/>&lt;div class="border"&gt;&lt;/div&gt;<text:line-break/>&lt;style&gt;<text:line-break/> <text:s/>body{<text:line-break/> <text:s text:c="3"/>background:#BFE33A;<text:line-break/> <text:s/>}<text:line-break/> <text:s/>.left{<text:line-break/> <text:s text:c="3"/>left:-20px;<text:line-break/> <text:s/>}<text:line-break/> <text:s/>.right{<text:line-break/> <text:s text:c="3"/>right:-20px;<text:line-break/> <text:s/>}<text:line-break/> <text:s/>.cercle{<text:line-break/> <text:s text:c="3"/>top:30px;<text:line-break/> <text:s text:c="3"/>width: 160px;<text:line-break/> <text:s text:c="3"/>height: 160px;<text:line-break/> <text:s text:c="3"/>border:#5A9F48 solid 40px;<text:line-break/> <text:s text:c="3"/>border-radius:50%;<text:line-break/> <text:s/>}<text:line-break/> <text:s/>.border{<text:line-break/> <text:s text:c="3"/>width: 170px;<text:line-break/> <text:s text:c="3"/>height: 300px;<text:line-break/> <text:s text:c="3"/>border:#BFE33A solid;<text:line-break/> <text:s text:c="3"/>border-width:0 30px;<text:line-break/> <text:s text:c="3"/>left:50%;<text:line-break/> <text:s text:c="3"/>top:0;<text:line-break/> <text:s text:c="3"/>transform:translateX(-50%);<text:line-break/> <text:s/>}<text:line-break/> <text:s/>.barre{<text:line-break/> <text:s text:c="3"/>width: 400px;<text:line-break/> <text:s text:c="3"/>height: 30px;<text:line-break/> <text:s text:c="3"/>background:#BFE33A;<text:line-break/> <text:s text:c="3"/>top:50%;<text:line-break/> <text:s text:c="3"/>left:0;<text:line-break/> <text:s text:c="3"/>transform:translateY(-50%);<text:line-break/> <text:s/>}<text:line-break/> <text:s/>div {<text:line-break/> <text:s text:c="3"/>position:absolute;<text:line-break/> <text:s text:c="3"/>width: 100px;<text:line-break/> <text:s text:c="3"/>height: 100px;<text:line-break/> <text:s/>}<text:line-break/>&lt;/style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12T21:48:01.872000000</dc:date>
    <meta:editing-duration>PT3S</meta:editing-duration>
    <meta:editing-cycles>1</meta:editing-cycles>
    <meta:document-statistic meta:table-count="0" meta:image-count="0" meta:object-count="0" meta:page-count="1" meta:paragraph-count="1" meta:word-count="63" meta:character-count="713" meta:non-whitespace-character-count="527"/>
    <meta:generator>LibreOffice/7.1.4.2$Windows_X86_64 LibreOffice_project/a529a4fab45b75fefc5b6226684193eb000654f6</meta:generator>
  </office:meta>
</office:document-meta>
</file>